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08:59:4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4764" calcext:value-type="float">
            <text:p>144764</text:p>
          </table:table-cell>
          <table:table-cell office:value-type="float" office:value="144486" calcext:value-type="float">
            <text:p>144486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29740" calcext:value-type="float">
            <text:p>29740</text:p>
          </table:table-cell>
          <table:table-cell office:value-type="float" office:value="29687" calcext:value-type="float">
            <text:p>2968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2334" calcext:value-type="float">
            <text:p>32334</text:p>
          </table:table-cell>
          <table:table-cell office:value-type="float" office:value="32297" calcext:value-type="float">
            <text:p>3229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5018" calcext:value-type="float">
            <text:p>135018</text:p>
          </table:table-cell>
          <table:table-cell office:value-type="float" office:value="134715" calcext:value-type="float">
            <text:p>134715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33644" calcext:value-type="float">
            <text:p>33644</text:p>
          </table:table-cell>
          <table:table-cell office:value-type="float" office:value="33602" calcext:value-type="float">
            <text:p>336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7155" calcext:value-type="float">
            <text:p>27155</text:p>
          </table:table-cell>
          <table:table-cell office:value-type="float" office:value="27136" calcext:value-type="float">
            <text:p>2713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51525" calcext:value-type="float">
            <text:p>951525</text:p>
          </table:table-cell>
          <table:table-cell office:value-type="float" office:value="475783" calcext:value-type="float">
            <text:p>475783</text:p>
          </table:table-cell>
          <table:table-cell office:value-type="float" office:value="475742" calcext:value-type="float">
            <text:p>475742</text:p>
          </table:table-cell>
          <table:table-cell/>
          <table:table-cell office:value-type="float" office:value="177124" calcext:value-type="float">
            <text:p>177124</text:p>
          </table:table-cell>
          <table:table-cell office:value-type="float" office:value="115188" calcext:value-type="float">
            <text:p>115188</text:p>
          </table:table-cell>
          <table:table-cell office:value-type="float" office:value="61936" calcext:value-type="float">
            <text:p>61936</text:p>
          </table:table-cell>
          <table:table-cell/>
          <table:table-cell office:value-type="float" office:value="173345" calcext:value-type="float">
            <text:p>173345</text:p>
          </table:table-cell>
          <table:table-cell office:value-type="float" office:value="118994" calcext:value-type="float">
            <text:p>118994</text:p>
          </table:table-cell>
          <table:table-cell office:value-type="float" office:value="54351" calcext:value-type="float">
            <text:p>54351</text:p>
          </table:table-cell>
          <table:table-cell/>
          <table:table-cell table:formula="of:=[.M4]/([.E4]+[.I4]+[.M4])" office:value-type="percentage" office:value="0.0918046244356273" calcext:value-type="percentage">
            <text:p>9.1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1067" calcext:value-type="float">
            <text:p>121067</text:p>
          </table:table-cell>
          <table:table-cell office:value-type="float" office:value="120780" calcext:value-type="float">
            <text:p>120780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35249" calcext:value-type="float">
            <text:p>35249</text:p>
          </table:table-cell>
          <table:table-cell office:value-type="float" office:value="35178" calcext:value-type="float">
            <text:p>3517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674" calcext:value-type="float">
            <text:p>28674</text:p>
          </table:table-cell>
          <table:table-cell office:value-type="float" office:value="28637" calcext:value-type="float">
            <text:p>2863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7592" calcext:value-type="float">
            <text:p>127592</text:p>
          </table:table-cell>
          <table:table-cell office:value-type="float" office:value="127276" calcext:value-type="float">
            <text:p>12727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33585" calcext:value-type="float">
            <text:p>33585</text:p>
          </table:table-cell>
          <table:table-cell office:value-type="float" office:value="33533" calcext:value-type="float">
            <text:p>335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7849" calcext:value-type="float">
            <text:p>27849</text:p>
          </table:table-cell>
          <table:table-cell office:value-type="float" office:value="27814" calcext:value-type="float">
            <text:p>2781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869802" calcext:value-type="float">
            <text:p>869802</text:p>
          </table:table-cell>
          <table:table-cell office:value-type="float" office:value="447601" calcext:value-type="float">
            <text:p>447601</text:p>
          </table:table-cell>
          <table:table-cell office:value-type="float" office:value="422201" calcext:value-type="float">
            <text:p>422201</text:p>
          </table:table-cell>
          <table:table-cell/>
          <table:table-cell office:value-type="float" office:value="169652" calcext:value-type="float">
            <text:p>169652</text:p>
          </table:table-cell>
          <table:table-cell office:value-type="float" office:value="112642" calcext:value-type="float">
            <text:p>112642</text:p>
          </table:table-cell>
          <table:table-cell office:value-type="float" office:value="57010" calcext:value-type="float">
            <text:p>57010</text:p>
          </table:table-cell>
          <table:table-cell/>
          <table:table-cell office:value-type="float" office:value="172714" calcext:value-type="float">
            <text:p>172714</text:p>
          </table:table-cell>
          <table:table-cell office:value-type="float" office:value="119740" calcext:value-type="float">
            <text:p>119740</text:p>
          </table:table-cell>
          <table:table-cell office:value-type="float" office:value="52974" calcext:value-type="float">
            <text:p>52974</text:p>
          </table:table-cell>
          <table:table-cell/>
          <table:table-cell table:formula="of:=[.M7]/([.E7]+[.I7]+[.M7])" office:value-type="percentage" office:value="0.0995405732968798" calcext:value-type="percentage">
            <text:p>9.9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7473" calcext:value-type="float">
            <text:p>137473</text:p>
          </table:table-cell>
          <table:table-cell office:value-type="float" office:value="137194" calcext:value-type="float">
            <text:p>13719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9448" calcext:value-type="float">
            <text:p>29448</text:p>
          </table:table-cell>
          <table:table-cell office:value-type="float" office:value="29409" calcext:value-type="float">
            <text:p>2940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898" calcext:value-type="float">
            <text:p>32898</text:p>
          </table:table-cell>
          <table:table-cell office:value-type="float" office:value="32868" calcext:value-type="float">
            <text:p>3286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866060" calcext:value-type="float">
            <text:p>866060</text:p>
          </table:table-cell>
          <table:table-cell office:value-type="float" office:value="439094" calcext:value-type="float">
            <text:p>439094</text:p>
          </table:table-cell>
          <table:table-cell office:value-type="float" office:value="426966" calcext:value-type="float">
            <text:p>426966</text:p>
          </table:table-cell>
          <table:table-cell/>
          <table:table-cell office:value-type="float" office:value="169681" calcext:value-type="float">
            <text:p>169681</text:p>
          </table:table-cell>
          <table:table-cell office:value-type="float" office:value="111683" calcext:value-type="float">
            <text:p>111683</text:p>
          </table:table-cell>
          <table:table-cell office:value-type="float" office:value="57998" calcext:value-type="float">
            <text:p>57998</text:p>
          </table:table-cell>
          <table:table-cell/>
          <table:table-cell office:value-type="float" office:value="175284" calcext:value-type="float">
            <text:p>175284</text:p>
          </table:table-cell>
          <table:table-cell office:value-type="float" office:value="120481" calcext:value-type="float">
            <text:p>120481</text:p>
          </table:table-cell>
          <table:table-cell office:value-type="float" office:value="54803" calcext:value-type="float">
            <text:p>54803</text:p>
          </table:table-cell>
          <table:table-cell/>
          <table:table-cell table:formula="of:=[.M9]/([.E9]+[.I9]+[.M9])" office:value-type="percentage" office:value="0.101530845716763" calcext:value-type="percentage">
            <text:p>10.1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864789" calcext:value-type="float">
            <text:p>864789</text:p>
          </table:table-cell>
          <table:table-cell office:value-type="float" office:value="440679" calcext:value-type="float">
            <text:p>440679</text:p>
          </table:table-cell>
          <table:table-cell office:value-type="float" office:value="424110" calcext:value-type="float">
            <text:p>424110</text:p>
          </table:table-cell>
          <table:table-cell/>
          <table:table-cell office:value-type="float" office:value="162902" calcext:value-type="float">
            <text:p>162902</text:p>
          </table:table-cell>
          <table:table-cell office:value-type="float" office:value="106384" calcext:value-type="float">
            <text:p>106384</text:p>
          </table:table-cell>
          <table:table-cell office:value-type="float" office:value="56518" calcext:value-type="float">
            <text:p>56518</text:p>
          </table:table-cell>
          <table:table-cell/>
          <table:table-cell office:value-type="float" office:value="178336" calcext:value-type="float">
            <text:p>178336</text:p>
          </table:table-cell>
          <table:table-cell office:value-type="float" office:value="122572" calcext:value-type="float">
            <text:p>122572</text:p>
          </table:table-cell>
          <table:table-cell office:value-type="float" office:value="55764" calcext:value-type="float">
            <text:p>55764</text:p>
          </table:table-cell>
          <table:table-cell/>
          <table:table-cell table:formula="of:=[.M10]/([.E10]+[.I10]+[.M10])" office:value-type="percentage" office:value="0.103961282047458" calcext:value-type="percentage">
            <text:p>10.40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7757" calcext:value-type="float">
            <text:p>147757</text:p>
          </table:table-cell>
          <table:table-cell office:value-type="float" office:value="147485" calcext:value-type="float">
            <text:p>147485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9197" calcext:value-type="float">
            <text:p>29197</text:p>
          </table:table-cell>
          <table:table-cell office:value-type="float" office:value="29153" calcext:value-type="float">
            <text:p>2915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671" calcext:value-type="float">
            <text:p>31671</text:p>
          </table:table-cell>
          <table:table-cell office:value-type="float" office:value="31656" calcext:value-type="float">
            <text:p>3165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935085" calcext:value-type="float">
            <text:p>935085</text:p>
          </table:table-cell>
          <table:table-cell office:value-type="float" office:value="464121" calcext:value-type="float">
            <text:p>464121</text:p>
          </table:table-cell>
          <table:table-cell office:value-type="float" office:value="470964" calcext:value-type="float">
            <text:p>470964</text:p>
          </table:table-cell>
          <table:table-cell/>
          <table:table-cell office:value-type="float" office:value="174554" calcext:value-type="float">
            <text:p>174554</text:p>
          </table:table-cell>
          <table:table-cell office:value-type="float" office:value="112676" calcext:value-type="float">
            <text:p>112676</text:p>
          </table:table-cell>
          <table:table-cell office:value-type="float" office:value="61878" calcext:value-type="float">
            <text:p>61878</text:p>
          </table:table-cell>
          <table:table-cell/>
          <table:table-cell office:value-type="float" office:value="180713" calcext:value-type="float">
            <text:p>180713</text:p>
          </table:table-cell>
          <table:table-cell office:value-type="float" office:value="124090" calcext:value-type="float">
            <text:p>124090</text:p>
          </table:table-cell>
          <table:table-cell office:value-type="float" office:value="56623" calcext:value-type="float">
            <text:p>56623</text:p>
          </table:table-cell>
          <table:table-cell/>
          <table:table-cell table:formula="of:=[.M12]/([.E12]+[.I12]+[.M12])" office:value-type="percentage" office:value="0.096058290144453" calcext:value-type="percentage">
            <text:p>9.6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855419" calcext:value-type="float">
            <text:p>855419</text:p>
          </table:table-cell>
          <table:table-cell office:value-type="float" office:value="434609" calcext:value-type="float">
            <text:p>434609</text:p>
          </table:table-cell>
          <table:table-cell office:value-type="float" office:value="420810" calcext:value-type="float">
            <text:p>420810</text:p>
          </table:table-cell>
          <table:table-cell/>
          <table:table-cell office:value-type="float" office:value="164110" calcext:value-type="float">
            <text:p>164110</text:p>
          </table:table-cell>
          <table:table-cell office:value-type="float" office:value="106933" calcext:value-type="float">
            <text:p>106933</text:p>
          </table:table-cell>
          <table:table-cell office:value-type="float" office:value="57177" calcext:value-type="float">
            <text:p>57177</text:p>
          </table:table-cell>
          <table:table-cell/>
          <table:table-cell office:value-type="float" office:value="176515" calcext:value-type="float">
            <text:p>176515</text:p>
          </table:table-cell>
          <table:table-cell office:value-type="float" office:value="120944" calcext:value-type="float">
            <text:p>120944</text:p>
          </table:table-cell>
          <table:table-cell office:value-type="float" office:value="55571" calcext:value-type="float">
            <text:p>55571</text:p>
          </table:table-cell>
          <table:table-cell/>
          <table:table-cell table:formula="of:=[.M13]/([.E13]+[.I13]+[.M13])" office:value-type="percentage" office:value="0.10415175107486" calcext:value-type="percentage">
            <text:p>10.4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877301" calcext:value-type="float">
            <text:p>877301</text:p>
          </table:table-cell>
          <table:table-cell office:value-type="float" office:value="450227" calcext:value-type="float">
            <text:p>450227</text:p>
          </table:table-cell>
          <table:table-cell office:value-type="float" office:value="427074" calcext:value-type="float">
            <text:p>427074</text:p>
          </table:table-cell>
          <table:table-cell/>
          <table:table-cell office:value-type="float" office:value="164515" calcext:value-type="float">
            <text:p>164515</text:p>
          </table:table-cell>
          <table:table-cell office:value-type="float" office:value="108124" calcext:value-type="float">
            <text:p>108124</text:p>
          </table:table-cell>
          <table:table-cell office:value-type="float" office:value="56391" calcext:value-type="float">
            <text:p>56391</text:p>
          </table:table-cell>
          <table:table-cell/>
          <table:table-cell office:value-type="float" office:value="169518" calcext:value-type="float">
            <text:p>169518</text:p>
          </table:table-cell>
          <table:table-cell office:value-type="float" office:value="116813" calcext:value-type="float">
            <text:p>116813</text:p>
          </table:table-cell>
          <table:table-cell office:value-type="float" office:value="52705" calcext:value-type="float">
            <text:p>52705</text:p>
          </table:table-cell>
          <table:table-cell/>
          <table:table-cell table:formula="of:=[.M14]/([.E14]+[.I14]+[.M14])" office:value-type="percentage" office:value="0.0982990469440662" calcext:value-type="percentage">
            <text:p>9.8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70621" calcext:value-type="float">
            <text:p>870621</text:p>
          </table:table-cell>
          <table:table-cell office:value-type="float" office:value="443511" calcext:value-type="float">
            <text:p>443511</text:p>
          </table:table-cell>
          <table:table-cell office:value-type="float" office:value="427110" calcext:value-type="float">
            <text:p>427110</text:p>
          </table:table-cell>
          <table:table-cell/>
          <table:table-cell office:value-type="float" office:value="166782" calcext:value-type="float">
            <text:p>166782</text:p>
          </table:table-cell>
          <table:table-cell office:value-type="float" office:value="109838" calcext:value-type="float">
            <text:p>109838</text:p>
          </table:table-cell>
          <table:table-cell office:value-type="float" office:value="56944" calcext:value-type="float">
            <text:p>56944</text:p>
          </table:table-cell>
          <table:table-cell/>
          <table:table-cell office:value-type="float" office:value="174182" calcext:value-type="float">
            <text:p>174182</text:p>
          </table:table-cell>
          <table:table-cell office:value-type="float" office:value="121304" calcext:value-type="float">
            <text:p>121304</text:p>
          </table:table-cell>
          <table:table-cell office:value-type="float" office:value="52878" calcext:value-type="float">
            <text:p>52878</text:p>
          </table:table-cell>
          <table:table-cell/>
          <table:table-cell table:formula="of:=[.M15]/([.E15]+[.I15]+[.M15])" office:value-type="percentage" office:value="0.0984817444294622" calcext:value-type="percentage">
            <text:p>9.8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0548" calcext:value-type="float">
            <text:p>120548</text:p>
          </table:table-cell>
          <table:table-cell office:value-type="float" office:value="120254" calcext:value-type="float">
            <text:p>12025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35799" calcext:value-type="float">
            <text:p>35799</text:p>
          </table:table-cell>
          <table:table-cell office:value-type="float" office:value="35738" calcext:value-type="float">
            <text:p>3573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8889" calcext:value-type="float">
            <text:p>28889</text:p>
          </table:table-cell>
          <table:table-cell office:value-type="float" office:value="28853" calcext:value-type="float">
            <text:p>2885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0218" calcext:value-type="float">
            <text:p>120218</text:p>
          </table:table-cell>
          <table:table-cell office:value-type="float" office:value="119913" calcext:value-type="float">
            <text:p>11991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3146" calcext:value-type="float">
            <text:p>33146</text:p>
          </table:table-cell>
          <table:table-cell office:value-type="float" office:value="33085" calcext:value-type="float">
            <text:p>3308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9255" calcext:value-type="float">
            <text:p>29255</text:p>
          </table:table-cell>
          <table:table-cell office:value-type="float" office:value="29200" calcext:value-type="float">
            <text:p>292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3650" calcext:value-type="float">
            <text:p>123650</text:p>
          </table:table-cell>
          <table:table-cell office:value-type="float" office:value="123356" calcext:value-type="float">
            <text:p>123356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34831" calcext:value-type="float">
            <text:p>34831</text:p>
          </table:table-cell>
          <table:table-cell office:value-type="float" office:value="34778" calcext:value-type="float">
            <text:p>3477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8689" calcext:value-type="float">
            <text:p>28689</text:p>
          </table:table-cell>
          <table:table-cell office:value-type="float" office:value="28662" calcext:value-type="float">
            <text:p>2866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1702" calcext:value-type="float">
            <text:p>121702</text:p>
          </table:table-cell>
          <table:table-cell office:value-type="float" office:value="121421" calcext:value-type="float">
            <text:p>12142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4403" calcext:value-type="float">
            <text:p>34403</text:p>
          </table:table-cell>
          <table:table-cell office:value-type="float" office:value="34359" calcext:value-type="float">
            <text:p>3435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8592" calcext:value-type="float">
            <text:p>28592</text:p>
          </table:table-cell>
          <table:table-cell office:value-type="float" office:value="28570" calcext:value-type="float">
            <text:p>285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29374" calcext:value-type="float">
            <text:p>129374</text:p>
          </table:table-cell>
          <table:table-cell office:value-type="float" office:value="129078" calcext:value-type="float">
            <text:p>12907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9430" calcext:value-type="float">
            <text:p>29430</text:p>
          </table:table-cell>
          <table:table-cell office:value-type="float" office:value="29370" calcext:value-type="float">
            <text:p>293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8845" calcext:value-type="float">
            <text:p>28845</text:p>
          </table:table-cell>
          <table:table-cell office:value-type="float" office:value="28823" calcext:value-type="float">
            <text:p>2882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955113" calcext:value-type="float">
            <text:p>955113</text:p>
          </table:table-cell>
          <table:table-cell office:value-type="float" office:value="478767" calcext:value-type="float">
            <text:p>478767</text:p>
          </table:table-cell>
          <table:table-cell office:value-type="float" office:value="476346" calcext:value-type="float">
            <text:p>476346</text:p>
          </table:table-cell>
          <table:table-cell/>
          <table:table-cell office:value-type="float" office:value="181396" calcext:value-type="float">
            <text:p>181396</text:p>
          </table:table-cell>
          <table:table-cell office:value-type="float" office:value="119377" calcext:value-type="float">
            <text:p>119377</text:p>
          </table:table-cell>
          <table:table-cell office:value-type="float" office:value="62019" calcext:value-type="float">
            <text:p>62019</text:p>
          </table:table-cell>
          <table:table-cell/>
          <table:table-cell office:value-type="float" office:value="172103" calcext:value-type="float">
            <text:p>172103</text:p>
          </table:table-cell>
          <table:table-cell office:value-type="float" office:value="118198" calcext:value-type="float">
            <text:p>118198</text:p>
          </table:table-cell>
          <table:table-cell office:value-type="float" office:value="53905" calcext:value-type="float">
            <text:p>53905</text:p>
          </table:table-cell>
          <table:table-cell/>
          <table:table-cell table:formula="of:=[.M21]/([.E21]+[.I21]+[.M21])" office:value-type="percentage" office:value="0.0910142333732926" calcext:value-type="percentage">
            <text:p>9.1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61635" calcext:value-type="float">
            <text:p>461635</text:p>
          </table:table-cell>
          <table:table-cell office:value-type="float" office:value="461362" calcext:value-type="float">
            <text:p>46136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16607" calcext:value-type="float">
            <text:p>116607</text:p>
          </table:table-cell>
          <table:table-cell office:value-type="float" office:value="116551" calcext:value-type="float">
            <text:p>1165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2670" calcext:value-type="float">
            <text:p>122670</text:p>
          </table:table-cell>
          <table:table-cell office:value-type="float" office:value="122640" calcext:value-type="float">
            <text:p>1226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65601" calcext:value-type="float">
            <text:p>465601</text:p>
          </table:table-cell>
          <table:table-cell office:value-type="float" office:value="465295" calcext:value-type="float">
            <text:p>465295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20636" calcext:value-type="float">
            <text:p>120636</text:p>
          </table:table-cell>
          <table:table-cell office:value-type="float" office:value="120599" calcext:value-type="float">
            <text:p>12059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1460" calcext:value-type="float">
            <text:p>121460</text:p>
          </table:table-cell>
          <table:table-cell office:value-type="float" office:value="121415" calcext:value-type="float">
            <text:p>12141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69901" calcext:value-type="float">
            <text:p>469901</text:p>
          </table:table-cell>
          <table:table-cell office:value-type="float" office:value="469619" calcext:value-type="float">
            <text:p>469619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15809" calcext:value-type="float">
            <text:p>115809</text:p>
          </table:table-cell>
          <table:table-cell office:value-type="float" office:value="115774" calcext:value-type="float">
            <text:p>11577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20929" calcext:value-type="float">
            <text:p>120929</text:p>
          </table:table-cell>
          <table:table-cell office:value-type="float" office:value="120907" calcext:value-type="float">
            <text:p>12090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68934" calcext:value-type="float">
            <text:p>468934</text:p>
          </table:table-cell>
          <table:table-cell office:value-type="float" office:value="468650" calcext:value-type="float">
            <text:p>468650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111886" calcext:value-type="float">
            <text:p>111886</text:p>
          </table:table-cell>
          <table:table-cell office:value-type="float" office:value="111854" calcext:value-type="float">
            <text:p>11185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2012" calcext:value-type="float">
            <text:p>122012</text:p>
          </table:table-cell>
          <table:table-cell office:value-type="float" office:value="121995" calcext:value-type="float">
            <text:p>12199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8042" calcext:value-type="float">
            <text:p>128042</text:p>
          </table:table-cell>
          <table:table-cell office:value-type="float" office:value="127757" calcext:value-type="float">
            <text:p>127757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30939" calcext:value-type="float">
            <text:p>30939</text:p>
          </table:table-cell>
          <table:table-cell office:value-type="float" office:value="30883" calcext:value-type="float">
            <text:p>3088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361" calcext:value-type="float">
            <text:p>28361</text:p>
          </table:table-cell>
          <table:table-cell office:value-type="float" office:value="28332" calcext:value-type="float">
            <text:p>2833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79717" calcext:value-type="float">
            <text:p>879717</text:p>
          </table:table-cell>
          <table:table-cell office:value-type="float" office:value="440686" calcext:value-type="float">
            <text:p>440686</text:p>
          </table:table-cell>
          <table:table-cell office:value-type="float" office:value="439031" calcext:value-type="float">
            <text:p>439031</text:p>
          </table:table-cell>
          <table:table-cell/>
          <table:table-cell office:value-type="float" office:value="174029" calcext:value-type="float">
            <text:p>174029</text:p>
          </table:table-cell>
          <table:table-cell office:value-type="float" office:value="115277" calcext:value-type="float">
            <text:p>115277</text:p>
          </table:table-cell>
          <table:table-cell office:value-type="float" office:value="58752" calcext:value-type="float">
            <text:p>58752</text:p>
          </table:table-cell>
          <table:table-cell/>
          <table:table-cell office:value-type="float" office:value="172522" calcext:value-type="float">
            <text:p>172522</text:p>
          </table:table-cell>
          <table:table-cell office:value-type="float" office:value="118758" calcext:value-type="float">
            <text:p>118758</text:p>
          </table:table-cell>
          <table:table-cell office:value-type="float" office:value="53764" calcext:value-type="float">
            <text:p>53764</text:p>
          </table:table-cell>
          <table:table-cell/>
          <table:table-cell table:formula="of:=[.M27]/([.E27]+[.I27]+[.M27])" office:value-type="percentage" office:value="0.0974785467059018" calcext:value-type="percentage">
            <text:p>9.75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71519" calcext:value-type="float">
            <text:p>871519</text:p>
          </table:table-cell>
          <table:table-cell office:value-type="float" office:value="443541" calcext:value-type="float">
            <text:p>443541</text:p>
          </table:table-cell>
          <table:table-cell office:value-type="float" office:value="427978" calcext:value-type="float">
            <text:p>427978</text:p>
          </table:table-cell>
          <table:table-cell/>
          <table:table-cell office:value-type="float" office:value="166268" calcext:value-type="float">
            <text:p>166268</text:p>
          </table:table-cell>
          <table:table-cell office:value-type="float" office:value="108266" calcext:value-type="float">
            <text:p>108266</text:p>
          </table:table-cell>
          <table:table-cell office:value-type="float" office:value="58002" calcext:value-type="float">
            <text:p>58002</text:p>
          </table:table-cell>
          <table:table-cell/>
          <table:table-cell office:value-type="float" office:value="168826" calcext:value-type="float">
            <text:p>168826</text:p>
          </table:table-cell>
          <table:table-cell office:value-type="float" office:value="116927" calcext:value-type="float">
            <text:p>116927</text:p>
          </table:table-cell>
          <table:table-cell office:value-type="float" office:value="51899" calcext:value-type="float">
            <text:p>51899</text:p>
          </table:table-cell>
          <table:table-cell/>
          <table:table-cell table:formula="of:=[.M28]/([.E28]+[.I28]+[.M28])" office:value-type="percentage" office:value="0.0964882436384391" calcext:value-type="percentage">
            <text:p>9.6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5428" calcext:value-type="float">
            <text:p>155428</text:p>
          </table:table-cell>
          <table:table-cell office:value-type="float" office:value="155150" calcext:value-type="float">
            <text:p>15515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34399" calcext:value-type="float">
            <text:p>34399</text:p>
          </table:table-cell>
          <table:table-cell office:value-type="float" office:value="34348" calcext:value-type="float">
            <text:p>3434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040" calcext:value-type="float">
            <text:p>30040</text:p>
          </table:table-cell>
          <table:table-cell office:value-type="float" office:value="30020" calcext:value-type="float">
            <text:p>300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2111" calcext:value-type="float">
            <text:p>142111</text:p>
          </table:table-cell>
          <table:table-cell office:value-type="float" office:value="141847" calcext:value-type="float">
            <text:p>141847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35498" calcext:value-type="float">
            <text:p>35498</text:p>
          </table:table-cell>
          <table:table-cell office:value-type="float" office:value="35451" calcext:value-type="float">
            <text:p>354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183" calcext:value-type="float">
            <text:p>32183</text:p>
          </table:table-cell>
          <table:table-cell office:value-type="float" office:value="32164" calcext:value-type="float">
            <text:p>3216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43711" calcext:value-type="float">
            <text:p>943711</text:p>
          </table:table-cell>
          <table:table-cell office:value-type="float" office:value="468359" calcext:value-type="float">
            <text:p>468359</text:p>
          </table:table-cell>
          <table:table-cell office:value-type="float" office:value="475352" calcext:value-type="float">
            <text:p>475352</text:p>
          </table:table-cell>
          <table:table-cell/>
          <table:table-cell office:value-type="float" office:value="177931" calcext:value-type="float">
            <text:p>177931</text:p>
          </table:table-cell>
          <table:table-cell office:value-type="float" office:value="114322" calcext:value-type="float">
            <text:p>114322</text:p>
          </table:table-cell>
          <table:table-cell office:value-type="float" office:value="63609" calcext:value-type="float">
            <text:p>63609</text:p>
          </table:table-cell>
          <table:table-cell/>
          <table:table-cell office:value-type="float" office:value="176002" calcext:value-type="float">
            <text:p>176002</text:p>
          </table:table-cell>
          <table:table-cell office:value-type="float" office:value="122420" calcext:value-type="float">
            <text:p>122420</text:p>
          </table:table-cell>
          <table:table-cell office:value-type="float" office:value="53582" calcext:value-type="float">
            <text:p>53582</text:p>
          </table:table-cell>
          <table:table-cell/>
          <table:table-cell table:formula="of:=[.M31]/([.E31]+[.I31]+[.M31])" office:value-type="percentage" office:value="0.0904271926256829" calcext:value-type="percentage">
            <text:p>9.0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2439" calcext:value-type="float">
            <text:p>122439</text:p>
          </table:table-cell>
          <table:table-cell office:value-type="float" office:value="122157" calcext:value-type="float">
            <text:p>122157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33295" calcext:value-type="float">
            <text:p>33295</text:p>
          </table:table-cell>
          <table:table-cell office:value-type="float" office:value="33236" calcext:value-type="float">
            <text:p>3323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8499" calcext:value-type="float">
            <text:p>28499</text:p>
          </table:table-cell>
          <table:table-cell office:value-type="float" office:value="28475" calcext:value-type="float">
            <text:p>2847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3358" calcext:value-type="float">
            <text:p>123358</text:p>
          </table:table-cell>
          <table:table-cell office:value-type="float" office:value="123064" calcext:value-type="float">
            <text:p>12306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34120" calcext:value-type="float">
            <text:p>34120</text:p>
          </table:table-cell>
          <table:table-cell office:value-type="float" office:value="34062" calcext:value-type="float">
            <text:p>3406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8930" calcext:value-type="float">
            <text:p>28930</text:p>
          </table:table-cell>
          <table:table-cell office:value-type="float" office:value="28902" calcext:value-type="float">
            <text:p>2890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12" office:value-type="percentage" office:value="0.0974363645360738" calcext:value-type="percentage">
            <text:p>9.74%</text:p>
          </table:table-cell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06:39.407261606</dc:date>
    <meta:editing-duration>PT3M7S</meta:editing-duration>
    <meta:editing-cycles>1</meta:editing-cycles>
    <meta:document-statistic meta:table-count="1" meta:cell-count="387" meta:object-count="0"/>
    <meta:generator>LibreOffice/5.1.6.2$Linux_X86_64 LibreOffice_project/10m0$Build-2</meta:generator>
  </office:meta>
</office:document-meta>
</file>